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fo:text-align="justify" style:justify-single-word="false"/>
      <style:text-properties style:use-window-font-color="true" style:font-name="Times New Roman" fo:font-size="12pt" fo:language="es" fo:country="ES" style:font-name-asian="Times New Roman1" style:font-size-asian="12pt" style:font-name-complex="Times New Roman1" style:font-size-complex="12pt"/>
    </style:style>
    <style:style style:name="P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1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rsid="002577f1" officeooo:paragraph-rsid="002ca03f" style:font-name-asian="Times New Roman1" style:font-size-asian="12pt" style:font-name-complex="Times New Roman1" style:font-size-complex="12pt"/>
    </style:style>
    <style:style style:name="P12"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2ca03f" style:font-name-asian="Times New Roman1" style:font-size-asian="12pt" style:font-name-complex="Times New Roman1" style:font-size-complex="12pt"/>
    </style:style>
    <style:style style:name="P13"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14"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cb091" style:font-name-asian="Times New Roman1" style:font-size-asian="12pt" style:font-name-complex="Times New Roman1" style:font-size-complex="12pt"/>
    </style:style>
    <style:style style:name="P15"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rsid="0025de2d" officeooo:paragraph-rsid="0025de2d" style:font-name-asian="Times New Roman1" style:font-size-asian="12pt" style:font-name-complex="Times New Roman1" style:font-size-complex="12pt"/>
    </style:style>
    <style:style style:name="P16"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3580d7"/>
    </style:style>
    <style:style style:name="P17"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25de2d"/>
    </style:style>
    <style:style style:name="P18"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26efd7"/>
    </style:style>
    <style:style style:name="P19"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28654a"/>
    </style:style>
    <style:style style:name="P20"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2b9588"/>
    </style:style>
    <style:style style:name="P21"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2ca03f"/>
    </style:style>
    <style:style style:name="P22"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302fb7"/>
    </style:style>
    <style:style style:name="P23" style:family="paragraph" style:parent-style-name="Standard">
      <style:paragraph-properties fo:margin-left="1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rsid="002ec66c" officeooo:paragraph-rsid="00302fb7" style:font-name-asian="Times New Roman1" style:font-size-asian="12pt" style:font-name-complex="Times New Roman1" style:font-size-complex="12pt"/>
    </style:style>
    <style:style style:name="P2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3580d7"/>
    </style:style>
    <style:style style:name="P2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5b3d9" style:font-name-asian="Times New Roman1" style:font-size-asian="12pt" style:font-name-complex="Times New Roman1" style:font-size-complex="12pt"/>
    </style:style>
    <style:style style:name="P2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8acaa" style:font-name-asian="Times New Roman1" style:font-size-asian="12pt" style:font-name-complex="Times New Roman1" style:font-size-complex="12pt"/>
    </style:style>
    <style:style style:name="P2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2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cb091" style:font-name-asian="Times New Roman1" style:font-size-asian="12pt" style:font-name-complex="Times New Roman1" style:font-size-complex="12pt"/>
    </style:style>
    <style:style style:name="P2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5b3d9" style:font-name-asian="Times New Roman1" style:font-size-asian="12pt" style:font-weight-asian="bold" style:font-name-complex="Times New Roman1" style:font-size-complex="12pt" style:font-weight-complex="bold"/>
    </style:style>
    <style:style style:name="P30"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8acaa" style:font-name-asian="Times New Roman1" style:font-size-asian="12pt" style:font-weight-asian="bold" style:font-name-complex="Times New Roman1" style:font-size-complex="12pt" style:font-weight-complex="bold"/>
    </style:style>
    <style:style style:name="P31"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32"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3" style:family="paragraph" style:parent-style-name="Standard">
      <style:paragraph-properties fo:text-align="justify" style:justify-single-word="false"/>
      <style:text-properties style:use-window-font-color="true" style:font-name="Times New Roman" fo:font-size="12pt" fo:language="es" fo:country="ES" officeooo:paragraph-rsid="003b6f1e" style:font-name-asian="Times New Roman1" style:font-size-asian="12pt" style:font-name-complex="Times New Roman1" style:font-size-complex="12pt"/>
    </style:style>
    <style:style style:name="P34"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35"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3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3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38"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paragraph-rsid="003b6f1e" style:font-name-asian="Times New Roman1" style:font-size-asian="12pt" style:font-name-complex="Times New Roman1" style:font-size-complex="12pt"/>
    </style:style>
    <style:style style:name="P39"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40"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41"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officeooo:paragraph-rsid="002577f1" style:font-name-asian="Times New Roman1" style:font-size-asian="12pt" style:font-name-complex="Times New Roman1" style:font-size-complex="12pt"/>
    </style:style>
    <style:style style:name="P42"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officeooo:rsid="003cb091" officeooo:paragraph-rsid="003cb091"/>
    </style:style>
    <style:style style:name="P4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4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45"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46"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3b6f1e" style:font-name-asian="Times New Roman1" style:font-size-asian="12pt" style:font-name-complex="Times New Roman1" style:font-size-complex="12pt" loext:padding="0in" loext:border="none"/>
    </style:style>
    <style:style style:name="P47"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48"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officeooo:rsid="002577f1" style:font-name-asian="Times New Roman1" style:font-size-asian="12pt" style:font-name-complex="Times New Roman1" style:font-size-complex="12pt"/>
    </style:style>
    <style:style style:name="T7" style:family="text">
      <style:text-properties style:font-name="Times New Roman" fo:font-size="12pt" officeooo:rsid="0026efd7" style:font-name-asian="Times New Roman1" style:font-size-asian="12pt" style:font-name-complex="Times New Roman1" style:font-size-complex="12pt"/>
    </style:style>
    <style:style style:name="T8" style:family="text">
      <style:text-properties style:font-name="Times New Roman" fo:font-size="12pt" officeooo:rsid="0028654a" style:font-name-asian="Times New Roman1" style:font-size-asian="12pt" style:font-name-complex="Times New Roman1" style:font-size-complex="12pt"/>
    </style:style>
    <style:style style:name="T9" style:family="text">
      <style:text-properties style:font-name="Times New Roman" fo:font-size="12pt" officeooo:rsid="002b9588" style:font-name-asian="Times New Roman1" style:font-size-asian="12pt" style:font-name-complex="Times New Roman1" style:font-size-complex="12pt"/>
    </style:style>
    <style:style style:name="T10" style:family="text">
      <style:text-properties style:font-name="Times New Roman" fo:font-size="12pt" officeooo:rsid="002be209" style:font-name-asian="Times New Roman1" style:font-size-asian="12pt" style:font-name-complex="Times New Roman1" style:font-size-complex="12pt"/>
    </style:style>
    <style:style style:name="T11" style:family="text">
      <style:text-properties style:font-name="Times New Roman" fo:font-size="12pt" officeooo:rsid="002d7041" style:font-name-asian="Times New Roman1" style:font-size-asian="12pt" style:font-name-complex="Times New Roman1" style:font-size-complex="12pt"/>
    </style:style>
    <style:style style:name="T12" style:family="text">
      <style:text-properties style:font-name="Times New Roman" fo:font-size="12pt" officeooo:rsid="002ec66c" style:font-name-asian="Times New Roman1" style:font-size-asian="12pt" style:font-name-complex="Times New Roman1" style:font-size-complex="12pt"/>
    </style:style>
    <style:style style:name="T13"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14" style:family="text">
      <style:text-properties officeooo:rsid="001dc494"/>
    </style:style>
    <style:style style:name="T15" style:family="text">
      <style:text-properties officeooo:rsid="001e5373"/>
    </style:style>
    <style:style style:name="T16" style:family="text">
      <style:text-properties officeooo:rsid="002b9588"/>
    </style:style>
    <style:style style:name="T17" style:family="text">
      <style:text-properties officeooo:rsid="0035b3d9"/>
    </style:style>
    <style:style style:name="T18"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Contrato de compraventa de vehículo automóvil de ocasión entre particulares</text:p>
      <text:p text:style-name="P35"/>
      <text:p text:style-name="P34">En <text:span text:style-name="T14">id-unid-1</text:span>, a <text:s/><text:span text:style-name="T15">id-unid-2</text:span></text:p>
      <text:p text:style-name="P34"/>
      <text:p text:style-name="P3">REUNIDOS</text:p>
      <text:p text:style-name="P3"/>
      <text:p text:style-name="P3">De una parte,</text:p>
      <text:p text:style-name="P1">id-unid-3</text:p>
      <text:p text:style-name="P8"><text:span text:style-name="T3">En adelante, la "</text:span><text:span text:style-name="T2">Parte Compradora</text:span><text:span text:style-name="T3">".</text:span></text:p>
      <text:p text:style-name="P9"/>
      <text:p text:style-name="P3">De otra parte,</text:p>
      <text:p text:style-name="P2">id-unid-4</text:p>
      <text:p text:style-name="P8"><text:span text:style-name="T3">En adelante, el "</text:span><text:span text:style-name="T2">Parte Vendedora</text:span><text:span text:style-name="T3">".</text:span></text:p>
      <text:p text:style-name="P9"/>
      <text:p text:style-name="P9"/>
      <text:p text:style-name="P8"><text:span text:style-name="T3">En adelante, la Parte Vendedora y la Parte Compradora serán referidas conjuntamente como las "Partes", y cada una de ellas, individualmente, como la "Parte", reconociéndose mutuamente la capacidad jurídica necesaria para contratar y obligarse, y en especial, para el otorgamiento del presente CONTRATO DE COMPRAVENTA DE VEHÍCULO AUTOMÓVIL DE OCASIÓN. En adelante, el "</text:span><text:span text:style-name="T2">Contrato</text:span><text:span text:style-name="T3">".</text:span></text:p>
      <text:p text:style-name="P9"/>
      <text:p text:style-name="P45"/>
      <text:p text:style-name="P3">EXPONEN</text:p>
      <text:p text:style-name="P10"/>
      <text:p text:style-name="P8"><text:span text:style-name="T2">I. </text:span><text:span text:style-name="T3">Que la Parte Vendedora es titular en pleno dominio del vehículo (en adelante, el "Vehículo"), y que éste se encuentra libre de cargas y gravámenes que pudieran impedir la formalización de la transferencia de la propiedad, por la Parte Compradora, en la Jefatura Provincial de Tráfico correspondiente.</text:span></text:p>
      <text:p text:style-name="P6"><text:span text:style-name="T2">II. </text:span><text:span text:style-name="T3">Que la Parte Compradora se compromete a formalizar la transferencia de la propiedad del Vehículo a su favor inmediatamente.</text:span></text:p>
      <text:p text:style-name="P6"><text:span text:style-name="T2">III. </text:span><text:span text:style-name="T3">Que la Parte Compradora manifiesta que ha sido informada por la Parte Vendedora del estado del Vehículo, en su conjunto y en el de sus elementos mecánicos y componentes fundamentales, de su antigüedad y de su kilometraje.</text:span></text:p>
      <text:p text:style-name="P6"><text:span text:style-name="T2">IV. </text:span><text:span text:style-name="T3">Que los elementos identificadores básicos del Vehículo son los siguientes</text:span><text:span text:style-name="T5">:</text:span></text:p>
      <text:p text:style-name="P16"><text:span text:style-name="T6">• </text:span><text:span text:style-name="T5">Marca: id-unid-6</text:span></text:p>
      <text:p text:style-name="P16"><text:soft-page-break/><text:span text:style-name="T6">• </text:span><text:span text:style-name="T5">M</text:span><text:span text:style-name="T7">odelo</text:span><text:span text:style-name="T5">: id-unid-7</text:span></text:p>
      <text:p text:style-name="P16"><text:span text:style-name="T6">• </text:span><text:span text:style-name="T7">Número de serie y bastidor</text:span><text:span text:style-name="T5">: </text:span><text:span text:style-name="T8">id-unid-8</text:span></text:p>
      <text:p text:style-name="P16"><text:span text:style-name="T6">• </text:span><text:span text:style-name="T7">Kilometraje marcado</text:span><text:span text:style-name="T8">: id-unid-9 Km</text:span></text:p>
      <text:p text:style-name="P16"><text:span text:style-name="T6">• </text:span><text:span text:style-name="T7">Matrícula</text:span><text:span text:style-name="T8">: id-dec-10</text:span></text:p>
      <text:p text:style-name="P16"><text:span text:style-name="T6">• </text:span><text:span text:style-name="T7">Fecha de la primera matriculación</text:span><text:span text:style-name="T8">: id-dec-11</text:span></text:p>
      <text:p text:style-name="P24"><text:span text:style-name="T8"/></text:p>
      <text:p text:style-name="P6"><text:span text:style-name="T2">V.</text:span><text:span text:style-name="T4"> id-dec-17 </text:span><text:span text:style-name="T13">La</text:span><text:span text:style-name="T5"> próxima inspección de ITV del Vehículo deberá realizarse en: id-dec-18</text:span><text:span text:style-name="T1">.</text:span></text:p>
      <text:p text:style-name="P6"><text:span text:style-name="T2">VI. </text:span><text:span text:style-name="T3">Que, en virtud de las consideraciones precedentes, las Partes acuerdan, libre y voluntariamente, otorgar el presente Contrato de compraventa con sujeción a las siguientes</text:span></text:p>
      <text:p text:style-name="P7"/>
      <text:p text:style-name="P3">CLÁUSULAS</text:p>
      <text:p text:style-name="P3"/>
      <text:p text:style-name="P4">PRIMERA. OBJETO</text:p>
      <text:p text:style-name="P5">El presente Contrato tiene por objeto la constitución y regulación de la compraventa del Vehículo, tal y como se ha identificado en el expositivo del Contrato, entre la Parte Vendedora, quien lo vende siendo el Vehículo de su legítima propiedad, y la Parte Compradora, quien compra conociendo el estado real (técnico y de conservación) del Vehículo, sus elementos mecánicos, su antigüedad y kilometraje, habiéndolo examinado personalmente y previamente a la conclusión de este Contrato.</text:p>
      <text:p text:style-name="P4"/>
      <text:p text:style-name="P4">SEGUNDA. CARACTERÍSTICAS Y ESTADO DE USO</text:p>
      <text:p text:style-name="P41">El Vehículo consta de las siguientes características:</text:p>
      <text:p text:style-name="P15">• id-unid-5</text:p>
      <text:p text:style-name="P17"><text:span text:style-name="T6">• </text:span><text:span text:style-name="T5">Marca: id-unid-6</text:span></text:p>
      <text:p text:style-name="P18"><text:span text:style-name="T6">• </text:span><text:span text:style-name="T5">M</text:span><text:span text:style-name="T7">odelo</text:span><text:span text:style-name="T5">: id-unid-7</text:span></text:p>
      <text:p text:style-name="P19"><text:span text:style-name="T6">• </text:span><text:span text:style-name="T7">Número de serie y bastidor</text:span><text:span text:style-name="T5">: </text:span><text:span text:style-name="T8">id-unid-8</text:span></text:p>
      <text:p text:style-name="P19"><text:span text:style-name="T6">• </text:span><text:span text:style-name="T7">Kilometraje marcado</text:span><text:span text:style-name="T8">: id-unid-9 Km</text:span></text:p>
      <text:p text:style-name="P19"><text:span text:style-name="T6">• </text:span><text:span text:style-name="T7">Matrícula</text:span><text:span text:style-name="T8">: id-dec-10</text:span></text:p>
      <text:p text:style-name="P19"><text:span text:style-name="T6">• </text:span><text:span text:style-name="T7">Fecha de la primera matriculación</text:span><text:span text:style-name="T8">: id-dec-11</text:span></text:p>
      <text:p text:style-name="P20"><text:span text:style-name="T6">• </text:span><text:span text:style-name="T9">Color: id-dec-12</text:span></text:p>
      <text:p text:style-name="P21"><text:soft-page-break/><text:span text:style-name="T6">• </text:span><text:span text:style-name="T10">Combustible: id-dec-13</text:span></text:p>
      <text:p text:style-name="P21"><text:span text:style-name="T6">• </text:span><text:span text:style-name="T10">Motor original (motor de fábrica): id-dec-14</text:span></text:p>
      <text:p text:style-name="P11">• Número de propietarios anteriores (al Vendedor) del Vehículo: id-dec-15</text:p>
      <text:p text:style-name="P22"><text:span text:style-name="T6">• </text:span><text:span text:style-name="T12">E</text:span><text:span text:style-name="T11">stado general de conservación del vehículo automóvil: </text:span></text:p>
      <text:p text:style-name="P23">id-dec-16</text:p>
      <text:p text:style-name="P12">new-idunid1</text:p>
      <text:p text:style-name="P29">TERCERA. PRECIO</text:p>
      <text:p text:style-name="P25">El precio pactado por las Partes, teniendo en cuenta las características del Vehículo, el estado en que se encuentra, su antigüedad y kilometraje, es de <text:span text:style-name="T17">id-dec-19</text:span> € (iddec19-precioAletras).</text:p>
      <text:p text:style-name="P25">id-dec-20</text:p>
      <text:p text:style-name="P25">En todo caso, todos los gastos, impuestos y similares que se deriven de la transferencia de la propiedad del Vehículo, cambio o inscripción del nuevo titular, y otros trámites que sean necesarios para dicha inscripción correrán por cuenta de la Parte Compradora, así como los impuestos de circulación a partir del presente año.</text:p>
      <text:p text:style-name="P25">id-dec-21</text:p>
      <text:p text:style-name="P30"/>
      <text:p text:style-name="P30">CUARTA. OBLIGACIONES DE LA PARTE VENDEDORA</text:p>
      <text:p text:style-name="P26">La Parte Vendedora se obliga a entregar materialmente al Comprador la posesión del Vehículo. La Parte Vendedora realizará la entrega del Vehículo en el siguiente lugar: id-dec-22 id-dec-23</text:p>
      <text:p text:style-name="P26">La Parte Vendedora, igualmente, declara que no pesa sobre el Vehículo ninguna carga, limitación de disposición, gravamen ni impuesto y sanción pendientes de abono en la fecha de la firma de este contrato, y se obliga a, en caso contrario, regularizar tal situación a su exclusivo cargo.</text:p>
      <text:p text:style-name="P26">Asimismo se compromete a facilitar los distintos documentos relativos al Vehículo, así como a firmar cuantos documentos aparte de éste sean necesarios para que el Vehículo quede correctamente inscrito a nombre de la Parte Compradora en los correspondientes Organismos Públicos, del Estado, Provincia o Municipio que corresponda.</text:p>
      <text:p text:style-name="P26">La Parte Vendedora se compromete, en su caso, a poner en conocimiento de su compañía aseguradora la transacción de compraventa del Vehículo que hasta el momento venía asegurando para poner en marcha todo procedimiento necesario para la terminación y/o modificación del contrato de seguro afectado por esta transacción.</text:p>
      <text:p text:style-name="P26"/>
      <text:p text:style-name="P31"><text:soft-page-break/>QUINTA. OBLIGACIONES DE LA PARTE COMPRADORA</text:p>
      <text:p text:style-name="P27">La Parte Compradora se hace cargo desde el momento en el que recibe materialmente el Vehículo de cuantas responsabilidades puedan contraerse como consecuencia de la propiedad que acepta del Vehículo descrito en la cláusula Segunda, de su tenencia y/o de su uso.</text:p>
      <text:p text:style-name="P27">La Parte Compradora se obliga al pago del precio pactado y a inscribir a su nombre en los correspondientes Organismos Públicos, del Estado, Provincia o Municipio que corresponda, siendo todos los gastos que esto pudiera ocasionar a su cargo, y remitirá al Vendedor dentro de los 15 (quince) días hábiles siguientes a la fecha de la firma del presente Contrato copia del permiso de circulación donde conste que el Vehículo ya está a su nombre.</text:p>
      <text:p text:style-name="P27">Igualmente, la Parte Compradora se obliga a contratar un seguro válido para el Vehículo automóvil objeto de este Contrato antes de comenzar a circular con el mismo. Si ocurriese un siniestro, además de la sanción correspondiente, la Parte Compradora sería el responsable de dar cobertura a los daños que pudieran producirse.</text:p>
      <text:p text:style-name="P27"/>
      <text:p text:style-name="P31">SEXTA. GARANTÍA</text:p>
      <text:p text:style-name="P27">No se establece Garantía sobre la venta del Vehículo automóvil objeto de la compraventa. No obstante, ambas Partes, en el caso de que existan discrepancias en cuanto al funcionamiento del mismo, se someterán a lo dispuesto en el Código Civil para la compraventa de bienes muebles, tanto en lo relativo a los efectos del presente Contrato como a los derechos y obligaciones que corresponden a cada una.</text:p>
      <text:p text:style-name="P27">La Parte Compradora declara conocer el estado actual del Vehículo, por lo que exime al Vendedor de toda responsabilidad por los vicios o defectos o averías que surjan con posterioridad a la entrega, según se determina en el Artículo 1.485 del Código Civil, salvo aquellos ocultos que tengan su origen en dolo o mala fe de la Parte Vendedora.</text:p>
      <text:p text:style-name="P27"/>
      <text:p text:style-name="P31">SÉPTIMA. CONDICIÓN RESOLUTORIA</text:p>
      <text:p text:style-name="P27">Las Partes pactan expresamente esta Condición Resolutoria por la cual, si existiera el impedimento ante algún Organismo Oficial, no imputable al Comprador, consistente bien en una limitación de la disposición del Vehículo como es (de forma enunciativa y no exhaustiva) una reserva de dominio o un leasing, o bien una anotación de embargo del mismo, para realizar la transferencia de la propiedad a favor de la Parte Compradora, automáticamente quedará resuelto el presente Contrato de compraventa.</text:p>
      <text:p text:style-name="P6"><text:span text:style-name="T2">Y en prueba de conformidad y aceptación de todo lo establecido</text:span><text:span text:style-name="T3">, ambas Partes firman este contrato en tres ejemplares y a un solo efecto, en el lugar y fecha al comienzo indicados</text:span></text:p>
      <text:p text:style-name="P7"/>
      <text:p text:style-name="P39">LA PARTE VENDEDORA <text:s text:c="51"/>LA PARTE COMPRADORA</text:p>
      <text:p text:style-name="P7"><text:soft-page-break/><text:line-break/></text:p>
      <text:p text:style-name="P7"><text:bookmark text:name="_GoBack"/><text:line-break/><text:line-break/><text:line-break/>........................................... <text:s text:c="55"/>...........................................</text:p>
      <text:p text:style-name="P45">________ <text:s text:c="82"/>________</text:p>
      <text:p text:style-name="P44"/>
      <text:p text:style-name="P44"/>
      <text:p text:style-name="P44"/>
      <text:p text:style-name="P44"/>
      <text:p text:style-name="P44"/>
      <text:p text:style-name="P44"/>
      <text:p text:style-name="P33"><text:span text:style-name="T18">TRASPASO DEL VEHÍCULO AUTOMÓVIL</text:span></text:p>
      <text:p text:style-name="P33"><text:span text:style-name="T18"/></text:p>
      <text:p text:style-name="P27">La Parte Compradora certifica haber recibido:</text:p>
      <text:p text:style-name="P13">1. El Vehículo automóvil</text:p>
      <text:p text:style-name="P13">2. El permiso de circulación del Vehículo</text:p>
      <text:p text:style-name="P13">3. La ficha técnica del Vehículo (incluyendo las inspecciones de la ITV)</text:p>
      <text:p text:style-name="P13">4. El recibo del impuesto municipal de circulación pagado correspondiente al año anterior a esta compraventa</text:p>
      <text:p text:style-name="P13">5. La llaves y/o mando</text:p>
      <text:p text:style-name="P13">6. Matricula(s)</text:p>
      <text:p text:style-name="P13">id-dec-24</text:p>
      <text:p text:style-name="P28">La Parte Vendedora certifica haber recibido::</text:p>
      <text:p text:style-name="P14">El pago de la cantidad de id-dec-19 € (iddec19-precioAletras) €.</text:p>
      <text:p text:style-name="P42"><text:span text:style-name="T3">Fecha:</text:span></text:p>
      <text:p text:style-name="P42"><text:span text:style-name="T3">Hora:</text:span></text:p>
      <text:p text:style-name="P38"/>
      <text:p text:style-name="P40">LA PARTE VENDEDORA <text:s text:c="51"/>LA PARTE COMPRADORA</text:p>
      <text:p text:style-name="P38"><text:line-break/></text:p>
      <text:p text:style-name="P38"><text:bookmark text:name="_GoBack1"/><text:soft-page-break/><text:line-break/><text:line-break/><text:line-break/>........................................... <text:s text:c="55"/>...........................................</text:p>
      <text:p text:style-name="P46">________ <text:s text:c="82"/>________</text:p>
      <text:p text:style-name="P43"/>
      <text:p text:style-name="P43"><text:line-break/></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AMEJO ALARCON, J. (JUAN)</meta:initial-creator>
    <meta:editing-cycles>25</meta:editing-cycles>
    <meta:creation-date>2019-11-25T09:28:00</meta:creation-date>
    <dc:date>2019-12-05T13:37:30.514000000</dc:date>
    <meta:editing-duration>PT8H52M53S</meta:editing-duration>
    <meta:generator>LibreOffice/6.3.3.2$Windows_X86_64 LibreOffice_project/a64200df03143b798afd1ec74a12ab50359878ed</meta:generator>
    <meta:document-statistic meta:table-count="0" meta:image-count="0" meta:object-count="0" meta:page-count="6" meta:paragraph-count="84" meta:word-count="1193" meta:character-count="8212" meta:non-whitespace-character-count="67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